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style:font-name-asian="Arial1" style:font-name-complex="Arial1"/>
    </style:style>
    <style:style style:name="P6" style:family="paragraph" style:parent-style-name="Standard">
      <style:text-properties style:font-name="Arial" fo:background-color="#fff200" style:font-name-asian="Arial1" style:font-name-complex="Arial1"/>
    </style:style>
    <style:style style:name="P7" style:family="paragraph" style:parent-style-name="Standard">
      <style:text-properties style:font-name="Arial" officeooo:rsid="000f14dd" officeooo:paragraph-rsid="000f14dd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6">C) Hello World</text:p>
      <text:p text:style-name="P1">D) Compilation Fails</text:p>
      <text:p text:style-name="P1"/>
      <text:p text:style-name="P1"/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6">B) IDEAL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6">B) HellotestWorld</text:p>
      <text:p text:style-name="P1"><text:soft-page-break/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6">B) 3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6">A) Good Morning</text:p>
      <text:p text:style-name="P1">B) Good Morning Hello</text:p>
      <text:p text:style-name="P1">C) Compilation fails</text:p>
      <text:p text:style-name="P1">D) runtime error</text:p>
      <text:p text:style-name="P1"/>
      <text:p text:style-name="P1"/>
      <text:p text:style-name="P2">6. What is the output of the below code:</text:p>
      <text:p text:style-name="P2">class Test{</text:p>
      <text:p text:style-name="P2"><text:soft-page-break/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6">A) dooG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System.out.println(5+4+"String"+7+1);</text:p>
      <text:p text:style-name="P2">}}</text:p>
      <text:p text:style-name="P1">A) 54String71</text:p>
      <text:p text:style-name="P1">B) 9String8</text:p>
      <text:p text:style-name="P6">C) 9String71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str.addAtIndex(5,"test");</text:p>
      <text:p text:style-name="P2">}</text:p>
      <text:p text:style-name="P2">}</text:p>
      <text:p text:style-name="P1"><text:soft-page-break/>A) HellotestWorld</text:p>
      <text:p text:style-name="P1">B) Hellotest</text:p>
      <text:p text:style-name="P6">C) Compilation fails</text:p>
      <text:p text:style-name="P1">D) runtime error</text:p>
      <text:p text:style-name="P1"/>
      <text:p text:style-name="P1"/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1">A) Overridden:hello(String,</text:p>
      <text:p text:style-name="P1">Integer[])</text:p>
      <text:p text:style-name="P1">B) hello (String, Integer[])</text:p>
      <text:p text:style-name="P6">C) This code throws exception at run time</text:p>
      <text:p text:style-name="P1"><text:soft-page-break/>D) compile time error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6">D) A,C,D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6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<text:soft-page-break/>System.out.println("Error");</text:p>
      <text:p text:style-name="P2">} } }</text:p>
      <text:p text:style-name="P1">A) Exception</text:p>
      <text:p text:style-name="P1">B) Error</text:p>
      <text:p text:style-name="P6">C) Infinity</text:p>
      <text:p text:style-name="P1">D) Exception Error</text:p>
      <text:p text:style-name="P1"/>
      <text:p text:style-name="P1"/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}</text:p>
      <text:p text:style-name="P1">A) Welcome John</text:p>
      <text:p text:style-name="P1">B) null</text:p>
      <text:p text:style-name="P6">C) Compilation fails</text:p>
      <text:p text:style-name="P1">D) OurCreatedException thrown at run time</text:p>
      <text:p text:style-name="P1"/>
      <text:p text:style-name="P1"><text:soft-page-break/></text:p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6">B) ClassCastException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6">B) Hello</text:p>
      <text:p text:style-name="P1">C) ArithmeticException</text:p>
      <text:p text:style-name="P1">D) Compilation fails</text:p>
      <text:p text:style-name="P1"/>
      <text:p text:style-name="P1"/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<text:soft-page-break/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NegativeArraySizeException</text:p>
      <text:p text:style-name="P6">B) ArrayIndexOutOfBoundsException</text:p>
      <text:p text:style-name="P1">C) 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<text:soft-page-break/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6">E) E</text:p>
      <text:p text:style-name="P1"/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/text:p>
      <text:p text:style-name="P1">A) create directory "test" and a file name as "test.txt</text:p>
      <text:p text:style-name="P6">B) java.io.IOException</text:p>
      <text:p text:style-name="P1">C) Compile with error</text:p>
      <text:p text:style-name="P1"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<text:soft-page-break/>the test methods.</text:p>
      <text:p text:style-name="P1">c) It provides Assertions for testing</text:p>
      <text:p text:style-name="P1">Expected results</text:p>
      <text:p text:style-name="P6">d)All of the above</text:p>
      <text:p text:style-name="P6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1"/>
      <text:p text:style-name="P7">Singleton</text:p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/text:p>
      <text:p text:style-name="P2"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<text:soft-page-break/>System.out.println(gs.pop());</text:p>
      <text:p text:style-name="P2">}</text:p>
      <text:p text:style-name="P2">}</text:p>
      <text:p text:style-name="P6">a) Error</text:p>
      <text:p text:style-name="P1">b) Hello</text:p>
      <text:p text:style-name="P1">c) 36</text:p>
      <text:p text:style-name="P1">d) Hello 36</text:p>
      <text:p text:style-name="P1"/>
      <text:p text:style-name="P1"/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System.out.print(i.next() + " ");</text:p>
      <text:p text:style-name="P2">}</text:p>
      <text:p text:style-name="P2">}</text:p>
      <text:p text:style-name="P1">a) 2 8 5 1</text:p>
      <text:p text:style-name="P1">b) 1 5 8 2</text:p>
      <text:p text:style-name="P6">c) 1 2 5 8</text:p>
      <text:p text:style-name="P1">d) 2 1 8 5</text:p>
      <text:p text:style-name="P1"/>
      <text:p text:style-name="P1"/>
      <text:p text:style-name="P2">23. What is the output of this program?</text:p>
      <text:p text:style-name="P2">import java.util.*;</text:p>
      <text:p text:style-name="P2"><text:soft-page-break/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6">a) {0, 1, 3, 4}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3T22:17:39.175813208</dc:date>
    <meta:editing-duration>PT7M39S</meta:editing-duration>
    <meta:editing-cycles>1</meta:editing-cycles>
    <meta:document-statistic meta:table-count="0" meta:image-count="0" meta:object-count="0" meta:page-count="12" meta:paragraph-count="325" meta:word-count="1149" meta:character-count="7213" meta:non-whitespace-character-count="6388"/>
  </office:meta>
</office:document-meta>
</file>